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2028in" fo:margin-left="0.5in" table:align="left"/>
    </style:style>
    <style:style style:name="Table1.A" style:family="table-column">
      <style:table-column-properties style:column-width="0.709in"/>
    </style:style>
    <style:style style:name="Table1.B" style:family="table-column">
      <style:table-column-properties style:column-width="1.6181in"/>
    </style:style>
    <style:style style:name="Table1.C" style:family="table-column">
      <style:table-column-properties style:column-width="1.1903in"/>
    </style:style>
    <style:style style:name="Table1.D" style:family="table-column">
      <style:table-column-properties style:column-width="1.0299in"/>
    </style:style>
    <style:style style:name="Table1.E" style:family="table-column">
      <style:table-column-properties style:column-width="0.6556in"/>
    </style:style>
    <style:style style:name="Table1.A1" style:family="table-cell">
      <style:table-cell-properties fo:padding-left="0.0799in" fo:padding-right="0.0799in" fo:padding-top="0.0403in" fo:padding-bottom="0.0403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-left="0.0799in" fo:padding-right="0.0799in" fo:padding-top="0.0403in" fo:padding-bottom="0.0403in" fo:border="0.0007in solid #000000"/>
    </style:style>
    <style:style style:name="Table1.A2" style:family="table-cell">
      <style:table-cell-properties fo:padding-left="0.0799in" fo:padding-right="0.0799in" fo:padding-top="0.0403in" fo:padding-bottom="0.0403in" fo:border-left="0.0007in solid #000000" fo:border-right="none" fo:border-top="none" fo:border-bottom="0.0007in solid #000000"/>
    </style:style>
    <style:style style:name="Table1.E2" style:family="table-cell">
      <style:table-cell-properties fo:padding-left="0.0799in" fo:padding-right="0.0799in" fo:padding-top="0.0403in" fo:padding-bottom="0.0403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7" style:family="paragraph" style:parent-style-name="Subtitle">
      <style:text-properties style:font-name="Kristen ITC" fo:font-size="12pt" style:font-size-asian="12pt" style:font-size-complex="12pt"/>
    </style:style>
    <style:style style:name="P8" style:family="paragraph" style:parent-style-name="Contents_20_1">
      <style:paragraph-properties fo:margin-left="0in" fo:margin-right="0in" fo:text-indent="0in" style:auto-text-indent="false"/>
    </style:style>
    <style:style style:name="P9" style:family="paragraph" style:parent-style-name="Contents_20_2">
      <style:paragraph-properties fo:margin-left="0in" fo:margin-right="0in" fo:text-indent="0in" style:auto-text-indent="false"/>
    </style:style>
    <style:style style:name="P10" style:family="paragraph" style:parent-style-name="Table_20_Contents">
      <style:text-properties style:font-name-complex="Mangal1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12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4" style:family="paragraph" style:parent-style-name="Contents_20_1" style:list-style-name="Check"/>
    <style:style style:name="P15" style:family="paragraph" style:parent-style-name="Contents_20_1" style:list-style-name="Check">
      <style:paragraph-properties fo:margin-left="0.6in" fo:margin-right="0in" fo:text-indent="-0.3in" style:auto-text-indent="false"/>
    </style:style>
    <style:style style:name="P16" style:family="paragraph" style:parent-style-name="Contents_20_1" style:list-style-name="Check">
      <style:paragraph-properties fo:margin-left="0.8in" fo:margin-right="0in" fo:text-indent="-0.25in" style:auto-text-indent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2" style:list-style-name="CheckContent4"/>
    <style:style style:name="P19" style:family="paragraph" style:parent-style-name="Contents_20_2" style:list-style-name="MyList1"/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6">AC-Delco Remy Alternator Windmill</text:p>
      <text:p text:style-name="P7"/>
      <text:p text:style-name="P2"/>
      <text:p text:style-name="P4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3">Written By: TGit-Tech (12/2017)</text:span><text:tab/><text:tab/> <text:s text:c="7"/><text:tab/><text:tab/></text:p>
      <text:p text:style-name="P5"><text:tab/><text:tab/><text:span text:style-name="T4">Feel free to use: no strings attached (text content only / images respectfully referenced) <text:s text:c="27"/></text:span></text:p>
      <text:p text:style-name="P3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1. <text:a xlink:type="simple" xlink:href="#__RefHeading__2026_329140064" text:style-name="Internet_20_link" text:visited-style-name="Visited_20_Internet_20_Link">INTRODUCTION</text:a><text:tab/>2</text:p>
          <text:p text:style-name="P13">1.1 <text:a xlink:type="simple" xlink:href="#__RefHeading__1635_849530978" text:style-name="Internet_20_link" text:visited-style-name="Visited_20_Internet_20_Link">Specifications</text:a><text:tab/>2</text:p>
          <text:p text:style-name="P12">2. <text:a xlink:type="simple" xlink:href="#__RefHeading__506_2114326999" text:style-name="Internet_20_link" text:visited-style-name="Visited_20_Internet_20_Link">Materials ( $205.11 )</text:a><text:tab/>2</text:p>
          <text:p text:style-name="P13">2.1 <text:a xlink:type="simple" xlink:href="#__RefHeading__1637_849530978" text:style-name="Internet_20_link" text:visited-style-name="Visited_20_Internet_20_Link">Hardware Materials ( $51.90 )</text:a><text:tab/>2</text:p>
          <text:p text:style-name="P13">2.2 <text:a xlink:type="simple" xlink:href="#__RefHeading__508_2114326999" text:style-name="Internet_20_link" text:visited-style-name="Visited_20_Internet_20_Link">Power Materials ( $112.43 )</text:a><text:tab/>2</text:p>
          <text:p text:style-name="P13">2.3 <text:a xlink:type="simple" xlink:href="#__RefHeading__1639_849530978" text:style-name="Internet_20_link" text:visited-style-name="Visited_20_Internet_20_Link">Plastic Filament for 3D-Prints ( $40.78 )</text:a><text:tab/>2</text:p>
          <text:p text:style-name="P12">3. <text:a xlink:type="simple" xlink:href="#__RefHeading__510_2114326999" text:style-name="Internet_20_link" text:visited-style-name="Visited_20_Internet_20_Link">Assembly Instructions</text:a><text:tab/>3</text:p>
          <text:p text:style-name="P13">3.1 <text:a xlink:type="simple" xlink:href="#__RefHeading__512_2114326999" text:style-name="Internet_20_link" text:visited-style-name="Visited_20_Internet_20_Link">Frame</text:a><text:tab/>3</text:p>
        </text:index-body>
      </text:table-of-content>
      <text:p text:style-name="P2"/>
      <text:p text:style-name="Normal"/>
      <text:h text:style-name="P17" text:outline-level="1"><text:bookmark-start text:name="__RefHeading__2026_329140064"/>INTRODUCTION<text:subject/><text:bookmark-end text:name="__RefHeading__2026_329140064"/></text:h>
      <text:h text:style-name="Heading_20_2" text:outline-level="2"><text:bookmark-start text:name="__RefHeading__1635_849530978"/>Specifications<text:bookmark-end text:name="__RefHeading__1635_849530978"/></text:h>
      <text:p text:style-name="Contents_20_2"/>
      <text:list xml:id="list861033974116762407" text:style-name="CheckContent4">
        <text:list-item>
          <text:p text:style-name="P18">Gear Ratios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Input</text:p>
          </table:table-cell>
          <table:table-cell table:style-name="Table1.A1" office:value-type="string">
            <text:p text:style-name="P11">Output</text:p>
          </table:table-cell>
          <table:table-cell table:style-name="Table1.A1" office:value-type="string">
            <text:p text:style-name="P11">Ratio</text:p>
          </table:table-cell>
          <table:table-cell table:style-name="Table1.E1" office:value-type="string">
            <text:p text:style-name="P11">Rotation</text:p>
          </table:table-cell>
        </table:table-row>
        <table:table-row>
          <table:table-cell table:style-name="Table1.A2" office:value-type="string">
            <text:p text:style-name="P10">Hub-Gear</text:p>
          </table:table-cell>
          <table:table-cell table:style-name="Table1.A2" office:value-type="string">
            <text:p text:style-name="P10">Blades</text:p>
          </table:table-cell>
          <table:table-cell table:style-name="Table1.A2" office:value-type="string">
            <text:p text:style-name="P10">26 Outside Gears</text:p>
          </table:table-cell>
          <table:table-cell table:style-name="Table1.A2" office:value-type="string">
            <text:p text:style-name="P10">1:1 ( x1 )</text:p>
          </table:table-cell>
          <table:table-cell table:style-name="Table1.E2" office:value-type="string">
            <text:p text:style-name="P10">Clockwise</text:p>
          </table:table-cell>
        </table:table-row>
        <table:table-row>
          <table:table-cell table:style-name="Table1.A2" office:value-type="string">
            <text:p text:style-name="P10">Gear-1</text:p>
          </table:table-cell>
          <table:table-cell table:style-name="Table1.A2" office:value-type="string">
            <text:p text:style-name="P10">26 Outside Gears</text:p>
          </table:table-cell>
          <table:table-cell table:style-name="Table1.A2" office:value-type="string">
            <text:p text:style-name="P10">14 Inside Gears</text:p>
          </table:table-cell>
          <table:table-cell table:style-name="Table1.A2" office:value-type="string">
            <text:p text:style-name="P10">13:7 ( x0.5385 )</text:p>
          </table:table-cell>
          <table:table-cell table:style-name="Table1.E2" office:value-type="string">
            <text:p text:style-name="P10">Counter</text:p>
            <text:p text:style-name="P10">Clockwise</text:p>
          </table:table-cell>
        </table:table-row>
        <table:table-row>
          <table:table-cell table:style-name="Table1.A2" office:value-type="string">
            <text:p text:style-name="P10">Gear-2</text:p>
          </table:table-cell>
          <table:table-cell table:style-name="Table1.A2" office:value-type="string">
            <text:p text:style-name="P10">14 Inside Gears ( Gear-1 )</text:p>
            <text:p text:style-name="P10">22 Gears</text:p>
          </table:table-cell>
          <table:table-cell table:style-name="Table1.A2" office:value-type="string">
            <text:p text:style-name="P10">22 Gears</text:p>
            <text:p text:style-name="P10">8 Gears ( Gear-3 <text:s/>)</text:p>
          </table:table-cell>
          <table:table-cell table:style-name="Table1.A2" office:value-type="string">
            <text:p text:style-name="P10">4:7 ( x1.75 )</text:p>
          </table:table-cell>
          <table:table-cell table:style-name="Table1.E2" office:value-type="string">
            <text:p text:style-name="P10">Clockwise</text:p>
          </table:table-cell>
        </table:table-row>
        <table:table-row>
          <table:table-cell table:style-name="Table1.A2" office:value-type="string">
            <text:p text:style-name="P10">Gear-3</text:p>
          </table:table-cell>
          <table:table-cell table:style-name="Table1.A2" office:value-type="string">
            <text:p text:style-name="P10">8 Inside Gears</text:p>
          </table:table-cell>
          <table:table-cell table:style-name="Table1.A2" office:value-type="string">
            <text:p text:style-name="P10">26 Outside Gears</text:p>
          </table:table-cell>
          <table:table-cell table:style-name="Table1.A2" office:value-type="string">
            <text:p text:style-name="P10">4:13 ( x3.25 )</text:p>
          </table:table-cell>
          <table:table-cell table:style-name="Table1.E2" office:value-type="string">
            <text:p text:style-name="P10">Counter</text:p>
            <text:p text:style-name="P10">Clockwise</text:p>
          </table:table-cell>
        </table:table-row>
        <table:table-row>
          <table:table-cell table:style-name="Table1.A2" office:value-type="string">
            <text:p text:style-name="P10">Gear-4</text:p>
          </table:table-cell>
          <table:table-cell table:style-name="Table1.A2" office:value-type="string">
            <text:p text:style-name="P10">13 Inside Gears</text:p>
          </table:table-cell>
          <table:table-cell table:style-name="Table1.A2" office:value-type="string">
            <text:p text:style-name="P10">26 Outside Gears</text:p>
          </table:table-cell>
          <table:table-cell table:style-name="Table1.A2" office:value-type="string">
            <text:p text:style-name="P10">1:2 ( x2 )</text:p>
          </table:table-cell>
          <table:table-cell table:style-name="Table1.E2" office:value-type="string">
            <text:p text:style-name="P10">Clockwise</text:p>
          </table:table-cell>
        </table:table-row>
        <table:table-row>
          <table:table-cell table:style-name="Table1.A2" office:value-type="string">
            <text:p text:style-name="P10">Gear-5</text:p>
          </table:table-cell>
          <table:table-cell table:style-name="Table1.A2" office:value-type="string">
            <text:p text:style-name="P10">18 Inside Gears</text:p>
          </table:table-cell>
          <table:table-cell table:style-name="Table1.A2" office:value-type="string">
            <text:p text:style-name="P10">26 Outside Gears</text:p>
          </table:table-cell>
          <table:table-cell table:style-name="Table1.A2" office:value-type="string">
            <text:p text:style-name="P10">9:13 ( x1.44 )</text:p>
          </table:table-cell>
          <table:table-cell table:style-name="Table1.E2" office:value-type="string">
            <text:p text:style-name="P10">Counter</text:p>
            <text:p text:style-name="P10">Clockwise</text:p>
          </table:table-cell>
        </table:table-row>
        <table:table-row>
          <table:table-cell table:style-name="Table1.A2" office:value-type="string">
            <text:p text:style-name="P10">Gear-6</text:p>
            <text:p text:style-name="P10">Alternator</text:p>
          </table:table-cell>
          <table:table-cell table:style-name="Table1.A2" office:value-type="string">
            <text:p text:style-name="P10">26 Outside Gears ( Gear-5 )</text:p>
          </table:table-cell>
          <table:table-cell table:style-name="Table1.A2" office:value-type="string">
            <text:p text:style-name="P10">11 Alternator Gears</text:p>
          </table:table-cell>
          <table:table-cell table:style-name="Table1.A2" office:value-type="string">
            <text:p text:style-name="P10">26:11 ( x2.36 )</text:p>
          </table:table-cell>
          <table:table-cell table:style-name="Table1.E2" office:value-type="string">
            <text:p text:style-name="P10">Clockwise</text:p>
          </table:table-cell>
        </table:table-row>
      </table:table>
      <text:p text:style-name="Contents_20_2"/>
      <text:list xml:id="list33278044" text:continue-numbering="true" text:style-name="CheckContent4">
        <text:list-item>
          <text:list>
            <text:list-item>
              <text:p text:style-name="P18">Total Ratio = Gear-Up x 20.8152</text:p>
            </text:list-item>
          </text:list>
        </text:list-item>
      </text:list>
      <text:p text:style-name="Contents_20_1"/>
      <text:p text:style-name="Contents_20_1"/>
      <text:p text:style-name="Contents_20_1"/>
      <text:h text:style-name="Heading_20_1" text:outline-level="1"><text:bookmark-start text:name="__RefHeading__506_2114326999"/>Materials ( $205.11 )<text:bookmark-end text:name="__RefHeading__506_2114326999"/></text:h>
      <text:p text:style-name="Contents_20_1"/>
      <text:h text:style-name="Heading_20_2" text:outline-level="2"><text:bookmark-start text:name="__RefHeading__1637_849530978"/>Hardware Materials ( $51.90 )<text:bookmark-end text:name="__RefHeading__1637_849530978"/></text:h>
      <text:p text:style-name="P9"/>
      <text:list xml:id="list6159826181593752942" text:style-name="Check">
        <text:list-item>
          <text:p text:style-name="P15">(2) Double 5” Vinyl Lap Siding [ $7.95 @ 12-feet ]</text:p>
          <text:list>
            <text:list-item>
              <text:p text:style-name="P16">Purchase @ <text:a xlink:type="simple" xlink:href="https://www.homedepot.com/p/Double-5-in-x-144-in-Beige-Vinyl-Lap-Siding-PC50NBH/302174965" text:style-name="Internet_20_link" text:visited-style-name="Visited_20_Internet_20_Link">https://www.homedepot.com/p/Double-5-in-x-144-in-Beige-Vinyl-Lap-Siding-PC50NBH/302174965</text:a> </text:p>
            </text:list-item>
          </text:list>
        </text:list-item>
      </text:list>
      <text:p text:style-name="P8"/>
      <text:list xml:id="list33288060" text:continue-numbering="true" text:style-name="Check">
        <text:list-item>
          <text:p text:style-name="P15">(10) Aluminum DIN Rails - 35mm x 10mm x 1M, slotted [ $36/10-pack ]</text:p>
          <text:list>
            <text:list-item>
              <text:p text:style-name="P16">Purchase @ <text:a xlink:type="simple" xlink:href="https://www.automationdirect.com/adc/Shopping/Catalog/Enclosures_-z-_Subpanels_-z-_Thermal_Management_-z-_Lighting/Enclosure_Parts_-a-_Accessories/Internal_Component_Mounting_Accessories/DIN_Rails/DN-R35SAL1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SAL1</text:a> </text:p>
            </text:list-item>
          </text:list>
        </text:list-item>
      </text:list>
      <text:p text:style-name="P8"/>
      <text:list xml:id="list33281366" text:continue-numbering="true" text:style-name="Check">
        <text:list-item>
          <text:p text:style-name="P15">1” EMT Conduit Pipe sold @ 10-feet [ $7.25 @ 10-feet ]</text:p>
          <text:list>
            <text:list-item>
              <text:p text:style-name="P16">Purchase @ <text:a xlink:type="simple" xlink:href="https://www.homedepot.com/p/1-in-EMT-Conduit-101568/100400409" text:style-name="Internet_20_link" text:visited-style-name="Visited_20_Internet_20_Link">https://www.homedepot.com/p/1-in-EMT-Conduit-101568/100400409</text:a> </text:p>
            </text:list-item>
            <text:list-item>
              <text:p text:style-name="P16">1-3/16” (1.1875”) inside diameter measured</text:p>
            </text:list-item>
            <text:list-item>
              <text:p text:style-name="P16">1-4.5/16” (1.2813”) outside diameter measured</text:p>
            </text:list-item>
            <text:list-item>
              <text:p text:style-name="P16">See <text:a xlink:type="simple" xlink:href="https://creativeshelters.com/fittings/diameter" text:style-name="Internet_20_link" text:visited-style-name="Visited_20_Internet_20_Link">https://creativeshelters.com/fittings/diameter</text:a> </text:p>
            </text:list-item>
          </text:list>
        </text:list-item>
      </text:list>
      <text:p text:style-name="Contents_20_1"/>
      <text:h text:style-name="Heading_20_2" text:outline-level="2">Fasteners</text:h>
      <text:p text:style-name="Contents_20_2"/>
      <text:list xml:id="list33274058" text:continue-list="list33278044" text:style-name="CheckContent4">
        <text:list-item>
          <text:p text:style-name="P18">(18) #10-24 x 1” Machine Screws &amp; Lock Nuts</text:p>
          <text:list>
            <text:list-item>
              <text:p text:style-name="P18">(15) Blades to Hub ( 3x per Blade-to-Hub with 5-blades )</text:p>
            </text:list-item>
            <text:list-item>
              <text:p text:style-name="P18">(3) Hub to Hub-Gear</text:p>
            </text:list-item>
          </text:list>
        </text:list-item>
      </text:list>
      <text:p text:style-name="Contents_20_2"/>
      <text:list xml:id="list33299291" text:continue-numbering="true" text:style-name="CheckContent4">
        <text:list-item>
          <text:p text:style-name="P18">(15) #10-24 x 1/2” Machine Screws &amp; Wide #10x3/4” Flat Washers &amp; Lock Nuts</text:p>
          <text:list>
            <text:list-item>
              <text:p text:style-name="P18">(3) Per Vinyl-to-DIN x (5) Blades</text:p>
            </text:list-item>
          </text:list>
        </text:list-item>
      </text:list>
      <text:h text:style-name="Heading_20_2" text:outline-level="2"><text:bookmark-start text:name="__RefHeading__508_2114326999"/>Power Materials ( $112.43 )<text:bookmark-end text:name="__RefHeading__508_2114326999"/></text:h>
      <text:p text:style-name="Contents_20_1"/>
      <text:list xml:id="list33302812" text:continue-list="list33281366" text:style-name="Check">
        <text:list-item>
          <text:p text:style-name="P14">(3) 6Vdc Lead Acid Batteries [ $8.64/ea = $25.92 ]</text:p>
          <text:list>
            <text:list-item>
              <text:p text:style-name="P14"><text:a xlink:type="simple" xlink:href="https://www.walmart.com/ip/American-Hunter-DE645DC-6V-4-5A-HR-Rechargeable-Battery/40369551" text:style-name="Internet_20_link" text:visited-style-name="Visited_20_Internet_20_Link">https://www.walmart.com/ip/American-Hunter-DE645DC-6V-4-5A-HR-Rechargeable-Battery/40369551</text:a> </text:p>
            </text:list-item>
          </text:list>
        </text:list-item>
      </text:list>
      <text:p text:style-name="Contents_20_1"/>
      <text:list xml:id="list33295086" text:continue-numbering="true" text:style-name="Check">
        <text:list-item>
          <text:p text:style-name="P14">Solar Inverter 10.8Vdc to 30Vdc Grid Tie [ $86.51 ]</text:p>
          <text:list>
            <text:list-item>
              <text:p text:style-name="P14"><text:a xlink:type="simple" xlink:href="https://www.aliexpress.com/item/500w-on-grid-tie-solar-power-inverter-12v-24v-input-dc-to-home-voltage-220v-110v/32822544294.html" text:style-name="Internet_20_link" text:visited-style-name="Visited_20_Internet_20_Link">https://www.aliexpress.com/item/500w-on-grid-tie-solar-power-inverter-12v-24v-input-dc-to-home-voltage-220v-110v/32822544294.html</text:a> </text:p>
            </text:list-item>
          </text:list>
        </text:list-item>
      </text:list>
      <text:p text:style-name="Contents_20_1"/>
      <text:h text:style-name="Heading_20_2" text:outline-level="2"><text:bookmark-start text:name="__RefHeading__1639_849530978"/>3D-PLA Filament ( $40.78 )<text:bookmark-end text:name="__RefHeading__1639_849530978"/></text:h>
      <text:p text:style-name="Contents_20_2"/>
      <text:list xml:id="list33292780" text:continue-numbering="true" text:style-name="Check">
        <text:list-item>
          <text:p text:style-name="P14">3D Printed Parts ( Prices are based on $14.99 per 1Kg Spool of PLA )</text:p>
          <text:list>
            <text:list-item>
              <text:p text:style-name="P14">Drive Train – Front to Back ( $27.54 )</text:p>
              <text:list>
                <text:list-item>
                  <text:p text:style-name="P14">Hub<text:tab/><text:tab/><text:tab/><text:tab/><text:tab/><text:tab/><text:tab/>=<text:tab/>260 grams<text:tab/><text:tab/><text:tab/>=<text:tab/>$4.87<text:tab/><text:tab/>= (3) #10-24 x 1” Bolts &amp; Nuts</text:p>
                </text:list-item>
                <text:list-item>
                  <text:p text:style-name="P14">Hub-Gear<text:tab/><text:tab/><text:tab/><text:tab/>=<text:tab/>209 grams<text:tab/><text:tab/><text:tab/>=<text:tab/>$3.92<text:tab/><text:tab/>= (1) 5/16” x ? Bolt &amp; (2)Nuts</text:p>
                </text:list-item>
                <text:list-item>
                  <text:p text:style-name="P14"><text:soft-page-break/>Gear-1 <text:tab/><text:tab/><text:tab/><text:tab/><text:tab/>= <text:tab/>256 Grams <text:tab/><text:tab/><text:tab/>= <text:tab/>$4.80<text:tab/><text:tab/>= (1) #10-24 x 2” Bolt &amp; (2)Nuts &amp; (2)5/16” Flat Washers</text:p>
                </text:list-item>
                <text:list-item>
                  <text:p text:style-name="P14">Gear-2<text:tab/><text:tab/><text:tab/><text:tab/><text:tab/>=<text:tab/> <text:s/>69 Grams<text:tab/><text:tab/><text:tab/>=<text:tab/>$1.29<text:tab/><text:tab/>= (1) #10-24 x 2” Bolt &amp; (4)Nuts &amp; (2)5/16” Flat Washers</text:p>
                </text:list-item>
                <text:list-item>
                  <text:p text:style-name="P14">Gear-3<text:tab/><text:tab/><text:tab/><text:tab/><text:tab/>=<text:tab/>152 Grams<text:tab/><text:tab/><text:tab/>=<text:tab/>$2.85<text:tab/><text:tab/>= (1) #10-24 x 2” Bolt &amp; (2)Nuts &amp; (2)5/16” Flat Washers</text:p>
                </text:list-item>
                <text:list-item>
                  <text:p text:style-name="P14">Gear-4<text:tab/><text:tab/><text:tab/><text:tab/><text:tab/>=<text:tab/>202 Grams<text:tab/><text:tab/><text:tab/>=<text:tab/>$3.79<text:tab/><text:tab/>= (1) #10-24 x 2” Bolt &amp; (2)Nuts &amp; (2)5/16” Flat Washers</text:p>
                </text:list-item>
                <text:list-item>
                  <text:p text:style-name="P14">Gear-5<text:tab/><text:tab/><text:tab/><text:tab/><text:tab/>=<text:tab/>232 Grams<text:tab/><text:tab/><text:tab/>=<text:tab/>$4.35<text:tab/><text:tab/>= (1) #10-24 x 2” Bolt &amp; (2)Nuts &amp; (2)5/16” Flat Washers</text:p>
                </text:list-item>
                <text:list-item>
                  <text:p text:style-name="P14">Gear-6 ( Alternator )<text:tab/><text:tab/>=<text:tab/> <text:s/>86 Grams<text:tab/><text:tab/><text:tab/>=<text:tab/>$1.61<text:tab/><text:tab/>= Pulley Nut and Washer that comes with Alternator</text:p>
                </text:list-item>
              </text:list>
            </text:list-item>
          </text:list>
        </text:list-item>
      </text:list>
      <text:p text:style-name="Contents_20_1"/>
      <text:list xml:id="list33279618" text:continue-numbering="true" text:style-name="Check">
        <text:list-item>
          <text:list>
            <text:list-item>
              <text:p text:style-name="P14">Center Pieces – Front to back ( $6.90 )</text:p>
              <text:list>
                <text:list-item>
                  <text:p text:style-name="P14">Hub-Mount-26g<text:tab/><text:tab/><text:tab/>= <text:tab/>160 Grams <text:tab/><text:tab/><text:tab/>= <text:tab/>$3.00<text:tab/><text:tab/>= (2)#10-24 x 3/4” Bolts &amp; Lock-Nuts, (1)5/16” x 6” Bolt &amp; (2)Nuts</text:p>
                </text:list-item>
                <text:list-item>
                  <text:p text:style-name="P14">Post-Mount<text:tab/><text:tab/><text:tab/><text:tab/>=<text:tab/>140 Grams<text:tab/><text:tab/><text:tab/>=<text:tab/>$2.55<text:tab/><text:tab/>= (2)#10-24 x 3/4” Bolts &amp; Nuts</text:p>
                </text:list-item>
                <text:list-item>
                  <text:p text:style-name="P14">Alt-UpperMount<text:tab/><text:tab/><text:tab/>=<text:tab/> <text:s/>69 Grams<text:tab/><text:tab/><text:tab/>=<text:tab/>$1.35<text:tab/><text:tab/>= (1)#10-24 x 3/4” Bolts &amp; Nuts</text:p>
                </text:list-item>
              </text:list>
            </text:list-item>
          </text:list>
        </text:list-item>
      </text:list>
      <text:p text:style-name="Contents_20_1"/>
      <text:list xml:id="list33292092" text:continue-numbering="true" text:style-name="Check">
        <text:list-item>
          <text:list>
            <text:list-item>
              <text:p text:style-name="P14">Other Pieces ( $ 6.34 )</text:p>
              <text:list>
                <text:list-item>
                  <text:p text:style-name="P14">Alt-LowerMount<text:tab/><text:tab/><text:tab/>=<text:tab/>257 Grams<text:tab/><text:tab/><text:tab/>=<text:tab/>$4.78<text:tab/><text:tab/>= (2)#10-24 x 3/4” Bolts &amp; Lock-Nuts</text:p>
                </text:list-item>
                <text:list-item>
                  <text:p text:style-name="P14">(5) Blade-NutHolders<text:tab/><text:tab/>=<text:tab/>83 Grams ( 17/ea )<text:tab/><text:tab/>=<text:tab/>$1.56<text:tab/><text:tab/>= (10)#10-24 x ? Bolts &amp; Nuts &amp; Lock-Nuts</text:p>
                </text:list-item>
                <text:list-item>
                  <text:p text:style-name="P14">Bolt-Drill-Guide</text:p>
                </text:list-item>
                <text:list-item>
                  <text:p text:style-name="P14">DIN Clamp<text:tab/><text:tab/><text:tab/><text:tab/>= <text:tab/>21 Grams<text:tab/><text:tab/><text:tab/>=<text:tab/>$0.39<text:tab/><text:tab/>= (2)#10-24 x 2” Bolts &amp; Lock-Nuts</text:p>
                </text:list-item>
              </text:list>
            </text:list-item>
            <text:list-item>
              <text:p text:style-name="P14"/>
            </text:list-item>
          </text:list>
        </text:list-item>
      </text:list>
      <text:p text:style-name="Contents_20_2"/>
      <text:h text:style-name="Heading_20_1" text:outline-level="1"><text:bookmark-start text:name="__RefHeading__510_2114326999"/>Assembly Instructions<text:bookmark-end text:name="__RefHeading__510_2114326999"/></text:h>
      <text:p text:style-name="Contents_20_1"/>
      <text:h text:style-name="Heading_20_2" text:outline-level="2"><text:bookmark-start text:name="__RefHeading__512_2114326999"/>Frame<text:bookmark-end text:name="__RefHeading__512_2114326999"/></text:h>
      <text:p text:style-name="Contents_20_2"/>
      <text:list xml:id="list9113335048109899740" text:style-name="MyList1">
        <text:list-item>
          <text:p text:style-name="P19">Connect (2) DIN Rails together with <text:span text:style-name="Placeholder">Post-Mount.stl</text:span></text:p>
          <text:list>
            <text:list-item>
              <text:p text:style-name="P19">Insert #10 Nuts into the side slots of the Post-Mount ( may require pounding in with a hammer and punch )</text:p>
            </text:list-item>
            <text:list-item>
              <text:p text:style-name="P19">Position Post-Mount between 2-DIN Rails centered around Slot #10 of both rails</text:p>
              <text:list>
                <text:list-item>
                  <text:p text:style-name="P19">One side-hole at Slot #9</text:p>
                </text:list-item>
                <text:list-item>
                  <text:p text:style-name="P19">One side-hole at Slot #11</text:p>
                </text:list-item>
              </text:list>
            </text:list-item>
            <text:list-item>
              <text:p text:style-name="P19">Insert (2) #10-24 x 3/4” machine screws on Non-Gear Side</text:p>
            </text:list-item>
          </text:list>
        </text:list-item>
      </text:list>
      <text:p text:style-name="Contents_20_2"/>
      <text:list xml:id="list33286153" text:continue-numbering="true" text:style-name="MyList1">
        <text:list-item>
          <text:p text:style-name="P19">Install Gear-2 and Gear-2-Standoff</text:p>
          <text:list>
            <text:list-item>
              <text:p text:style-name="P19"/>
            </text:list-item>
          </text:list>
        </text:list-item>
      </text:list>
      <text:list xml:id="list33276264" text:continue-list="list33299291" text:style-name="CheckContent4">
        <text:list-item>
          <text:p text:style-name="P18">Attach (2) DIN Rails to the <text:span text:style-name="Placeholder">Post-Mount.stl</text:span></text:p>
          <text:list>
            <text:list-item>
              <text:p text:style-name="P18">Install #10 Nuts into the Post-Mount</text:p>
            </text:list-item>
            <text:list-item>
              <text:p text:style-name="P18">Center Post-Mount around Din Rail Slot # 10</text:p>
            </text:list-item>
            <text:list-item>
              <text:p text:style-name="P18">Align first screw hole in DIN Rail Slot #9</text:p>
            </text:list-item>
            <text:list-item>
              <text:p text:style-name="P18">Align second screw hole in DIN Rail Slot #11</text:p>
            </text:list-item>
            <text:list-item>
              <text:p text:style-name="P18">(2) #10-24 x 3/4” machine screws &amp; nuts</text:p>
            </text:list-item>
          </text:list>
        </text:list-item>
      </text:list>
      <text:p text:style-name="Contents_20_2"/>
      <text:list xml:id="list33303536" text:continue-numbering="true" text:style-name="CheckContent4">
        <text:list-item>
          <text:p text:style-name="P18">Insert Nut in Hub-Mount</text:p>
          <text:list>
            <text:list-item>
              <text:p text:style-name="P18">Insert Nut in Hub-Mount</text:p>
            </text:list-item>
            <text:list-item>
              <text:p text:style-name="P18">Drive in (2) #10-24 x 3/4” machine screws &amp; nuts in very back of 1<text:span text:style-name="T5">st</text:span> slot into Hub-Mount</text:p>
            </text:list-item>
            <text:list-item>
              <text:p text:style-name="P18">Align second DIN ( Gear DIN ) to Hub-Mount on the right? side </text:p>
            </text:list-item>
            <text:list-item>
              <text:p text:style-name="P18">Drill through both DIN rails where 5/16” bolt will go</text:p>
            </text:list-item>
            <text:list-item>
              <text:p text:style-name="P18">Turn Over</text:p>
            </text:list-item>
            <text:list-item>
              <text:p text:style-name="P18">Drill through the DIN rail so 5/16” bolt can come through other side</text:p>
            </text:list-item>
            <text:list-item>
              <text:p text:style-name="P18">Insert 5/16” Bolt</text:p>
            </text:list-item>
          </text:list>
        </text:list-item>
      </text:list>
      <text:p text:style-name="Contents_20_2"/>
      <text:list xml:id="list33272474" text:continue-numbering="true" text:style-name="CheckContent4">
        <text:list-item>
          <text:p text:style-name="P18">Setup Brace DIN</text:p>
          <text:list>
            <text:list-item>
              <text:p text:style-name="P18">Drill out back of the 1<text:span text:style-name="T5">st</text:span> slot for 5/16” Bolt</text:p>
            </text:list-item>
          </text:list>
        </text:list-item>
      </text:list>
      <text:p text:style-name="Contents_20_2"/>
      <text:list xml:id="list33295689" text:continue-numbering="true" text:style-name="CheckContent4">
        <text:list-item>
          <text:p text:style-name="P18">Install first Gear</text:p>
          <text:list>
            <text:list-item>
              <text:p text:style-name="P18">Insert 5/16” x 5” bolt through Brace DIN, Gear DIN</text:p>
            </text:list-item>
            <text:list-item>
              <text:p text:style-name="P18">Through Washer</text:p>
            </text:list-item>
            <text:list-item>
              <text:p text:style-name="P18">Through Gear-1</text:p>
            </text:list-item>
            <text:list-item>
              <text:p text:style-name="P18">Through Gear-1-Spacer</text:p>
            </text:list-item>
            <text:list-item>
              <text:p text:style-name="P18">Through Hub-Mount</text:p>
            </text:list-item>
          </text:list>
        </text:list-item>
      </text:list>
      <text:p text:style-name="Contents_20_2"/>
      <text:list xml:id="list33303787" text:continue-numbering="true" text:style-name="CheckContent4">
        <text:list-item>
          <text:p text:style-name="P18">Install Second Gear FIRST</text:p>
          <text:list>
            <text:list-item>
              <text:p text:style-name="P18">This allows the Hole for the 1<text:span text:style-name="T5">st</text:span> Gear to be drilled correctly</text:p>
            </text:list-item>
            <text:list-item>
              <text:p text:style-name="P18"/>
            </text:list-item>
          </text:list>
        </text:list-item>
      </text:list>
      <text:h text:style-name="Heading_20_2" text:outline-level="2">Blades</text:h>
      <text:p text:style-name="Contents_20_2"/>
      <text:list xml:id="list33295337" text:continue-numbering="true" text:style-name="CheckContent4">
        <text:list-item>
          <text:p text:style-name="P18">Cut Vinyl Siding</text:p>
          <text:list>
            <text:list-item>
              <text:p text:style-name="P18">Cut Vinyl Siding into (5) 32” long sections</text:p>
            </text:list-item>
          </text:list>
        </text:list-item>
      </text:list>
      <text:p text:style-name="Contents_20_2"/>
      <text:list xml:id="list33295985" text:continue-numbering="true" text:style-name="CheckContent4">
        <text:list-item>
          <text:p text:style-name="P18">Attach Vinyl Siding Sections to DIN Rails</text:p>
          <text:list>
            <text:list-item>
              <text:p text:style-name="P18">Attach Each 32”-Vinyl Siding Section to a DIN Rail with (3)#10-1/2” + #10x3/4” Washer + Lock Nut</text:p>
            </text:list-item>
            <text:list-item>
              <text:p text:style-name="P18">Be sure the Vinyl Siding is attached so the DIN Rail will mount to the <text:span text:style-name="Placeholder">Hub</text:span> with the DIN Rail out front and the Siding angled backwards</text:p>
            </text:list-item>
          </text:list>
        </text:list-item>
      </text:list>
      <text:p text:style-name="Contents_20_2"/>
      <text:list xml:id="list33283264" text:continue-numbering="true" text:style-name="CheckContent4">
        <text:list-item>
          <text:p text:style-name="P18"><text:soft-page-break/>Attach Blades to Hub</text:p>
          <text:list>
            <text:list-item>
              <text:p text:style-name="P18">Using a <text:span text:style-name="Placeholder">Blade-NutHolder</text:span> for each Blade; attach each blade to the <text:span text:style-name="Placeholder">Hub</text:span> with (3)#10-1” Machine Screw + Lock Nut</text:p>
            </text:list-item>
          </text:list>
        </text:list-item>
      </text:list>
      <text:p text:style-name="Contents_20_2"/>
      <text:p text:style-name="Contents_20_2"/>
      <text:p text:style-name="Contents_20_2"/>
      <text:h text:style-name="Heading_20_1" text:outline-level="1">Lessons Learned</text:h>
      <text:p text:style-name="Contents_20_1"/>
      <text:h text:style-name="Heading_20_2" text:outline-level="2">Why the 5/16” x 6” Bolt across the front?</text:h>
      <text:p text:style-name="Contents_20_2"/>
      <text:p text:style-name="Contents_20_2">Original designs showed the pressure from the hub driving the 90-degree angle produced more force than the outer DIN-Rail could handle effectively. <text:s/>The only vertical alignment support available is either behind all gears and the small #10 machine screws that goes through each gear. <text:s/>Since the #10 screws through the gears cannot be tightened due to gear clamping and there is no way to brace the outer DIN at the front and back. <text:s/>The long 5/16” Bolt keeps all front size DINs in vertical alignment while significant force is applied on the Miter gear.</text:p>
      <text:p text:style-name="Contents_20_2"/>
      <text:h text:style-name="Heading_20_2" text:outline-level="2">Why a 2-piece Hub?</text:h>
      <text:p text:style-name="Contents_20_2"/>
      <text:p text:style-name="Contents_20_2">First; There is no way to print the overhang required to keep the miter-gear tooth overlap from hitting the Blade slot supports. <text:s/>Thus the gap ( lifted hub ) is created using a Hub and Hub-Gear piece bolted together.</text:p>
      <text:p text:style-name="Contents_20_2"/>
      <text:p text:style-name="Contents_20_2">Second; Even if a model could be designed to address the miter-gear tooth overlap – The two piece design contains a hallow center and thus saves a substantial amount of plastic resources.</text:p>
      <text:p text:style-name="Contents_20_2"/>
      <text:h text:style-name="Heading_20_2" text:outline-level="2">Why the idle-gear design on 5-blade revision?</text:h>
      <text:p text:style-name="Contents_20_2"/>
      <text:p text:style-name="Contents_20_2">The most recent 3-blade design worked well in 40mph winds most of 5 or 6 hours. <text:s/>However; the design started to snap under heavy load and started to come apart first by slippage on the miter-gears ( Hub 90-angle ) in which there was miter-to-miter tooth skipping as well as 1<text:span text:style-name="T5">st</text:span> Gear to miter tooth skipping. <text:s/>The 5-blade design carries not only a better ( larger and tighter ) miter-gear connection by overlapping the miter-teeth but also introduced the idler-gear to eliminate the 1<text:span text:style-name="T5">st</text:span> Gear to angled miter gear which was also causing tooth skipping problems.</text:p>
      <text:p text:style-name="Contents_20_2"/>
      <text:h text:style-name="Heading_20_2" text:outline-level="2">Why 5-Gears instead of 3?</text:h>
      <text:p text:style-name="Contents_20_2"/>
      <text:p text:style-name="Contents_20_2">One reason for the 5-Gear was spacing for the new idler gear introduced in the 4.3 issue described above.</text:p>
      <text:p text:style-name="Contents_20_2"/>
      <text:p text:style-name="Contents_20_2">However, most importantly, the 5-Gear system was a result of getting the alternator back behind the post while allowing for exactly the 10” of blade clearance on the front. <text:s/>The goal was to have the smallest front over-hang as possible ( for support purposes ) that gave enough clearance to guarantee the blades never made contact with the post or a front mounted alternator ( which also caused blade-binding issues on previous designs ).</text:p>
      <text:p text:style-name="Contents_20_2"/>
      <text:p text:style-name="Contents_20_2">Allowing the maximum 10” clearance on the front for the blades required moving the alternator behind the post and thus required 5-Standard size gears to move the driving mechanism back. <text:s/>A belt or chain design was considered but to limit costs and possibly even enhance charging ability at a 20:1 ratio; the extra gearing was inclu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style:shadow="none">
        <style:tab-stops>
          <style:tab-stop style:position="0.1in"/>
        </style:tab-stops>
      </style:paragraph-properties>
      <style:text-properties style:font-name="Ebrima" fo:font-size="7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7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7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>3.2</text:chapter></text:span><text:span text:style-name="MT1"> <text:s/></text:span><text:span text:style-name="MT1"><text:chapter text:display="name" text:outline-level="1">Assembly Instructions</text:chapter></text:span><text:span text:style-name="MT1"> <text:s/>:: <text:s/></text:span><text:span text:style-name="MT1"><text:chapter text:display="name" text:outline-level="2">Blades</text:chapter></text:span><text:span text:style-name="MT1"> <text:s/>:: <text:s/></text:span><text:span text:style-name="MT1"><text:chapter text:display="name" text:outline-level="3">Blades</text:chapter></text:span><text:span text:style-name="MT1"> <text:s/>)</text:span><text:span text:style-name="MT2"> <text:s text:c="2"/></text:span>Page -<text:subject/><text:page-number text:select-page="current">4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/>-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8-01-26T13:09:13.69</dc:date>
    <meta:editing-duration>P90DT8H24M27S</meta:editing-duration>
    <meta:editing-cycles>2344</meta:editing-cycles>
    <meta:generator>OpenOffice/4.1.5$Win32 OpenOffice.org_project/415m1$Build-9789</meta:generator>
    <meta:document-statistic meta:table-count="1" meta:image-count="1" meta:object-count="0" meta:page-count="4" meta:paragraph-count="159" meta:word-count="1456" meta:character-count="8223"/>
    <meta:user-defined meta:name="w2e_MetaAuthor">AC-Delco Alternator Windmill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AC-Delco Alternator Windmill</meta:user-defined>
    <meta:user-defined meta:name="w2e_PrefAddIndex" meta:value-type="string">0</meta:user-defined>
    <meta:user-defined meta:name="w2e_PrefBaseFontDimension" meta:value-type="string">100 %</meta:user-defined>
    <meta:user-defined meta:name="w2e_PrefBlackWhite" meta:value-type="string">0</meta:user-defined>
    <meta:user-defined meta:name="w2e_PrefImageQuality" meta:value-type="string">80 %</meta:user-defined>
    <meta:user-defined meta:name="w2e_PrefIndexTitle" meta:value-type="string">Index</meta:user-defined>
    <meta:user-defined meta:name="w2e_PrefOrphans" meta:value-type="string">2</meta:user-defined>
    <meta:user-defined meta:name="w2e_PrefRetainOriginalImages" meta:value-type="string">0</meta:user-defined>
    <meta:user-defined meta:name="w2e_PrefSplitFilesBeforeH1" meta:value-type="string">1</meta:user-defined>
    <meta:user-defined meta:name="w2e_PrefSplitFilesBeforeH2" meta:value-type="string">1</meta:user-defined>
    <meta:user-defined meta:name="w2e_PrefSplitFilesBeforeH3" meta:value-type="string">0</meta:user-defined>
    <meta:user-defined meta:name="w2e_PrefSplitFilesEvery" meta:value-type="string">150</meta:user-defined>
    <meta:user-defined meta:name="w2e_PrefWidows" meta:value-type="string">2</meta:user-defined>
  </office:meta>
</office:document-meta>
</file>